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0efd4b"/>
    </style:style>
    <style:style style:name="P3" style:family="paragraph" style:parent-style-name="Text_20_body" style:list-style-name="L1">
      <style:paragraph-properties fo:margin-left="0cm" fo:margin-right="0cm" fo:margin-top="0cm" fo:margin-bottom="0cm" style:contextual-spacing="false" fo:text-indent="0cm" style:auto-text-indent="false"/>
    </style:style>
    <style:style style:name="P4" style:family="paragraph" style:parent-style-name="Text_20_body" style:list-style-name="L2">
      <style:paragraph-properties fo:margin-left="0cm" fo:margin-right="0cm" fo:margin-top="0cm" fo:margin-bottom="0cm" style:contextual-spacing="false" fo:text-indent="0cm" style:auto-text-indent="false"/>
    </style:style>
    <style:style style:name="P5" style:family="paragraph" style:parent-style-name="Text_20_body" style:list-style-name="L3">
      <style:paragraph-properties fo:margin-left="0cm" fo:margin-right="0cm" fo:margin-top="0cm" fo:margin-bottom="0cm" style:contextual-spacing="false" fo:text-indent="0cm" style:auto-text-indent="false"/>
    </style:style>
    <style:style style:name="P6" style:family="paragraph" style:parent-style-name="Text_20_body" style:list-style-name="L4">
      <style:paragraph-properties fo:margin-left="0cm" fo:margin-right="0cm" fo:margin-top="0cm" fo:margin-bottom="0cm" style:contextual-spacing="false" fo:text-indent="0cm" style:auto-text-indent="false"/>
    </style:style>
    <style:style style:name="P7" style:family="paragraph" style:parent-style-name="Text_20_body" style:list-style-name="L5">
      <style:paragraph-properties fo:margin-left="0cm" fo:margin-right="0cm" fo:margin-top="0cm" fo:margin-bottom="0cm" style:contextual-spacing="false" fo:text-indent="0cm" style:auto-text-indent="false"/>
    </style:style>
    <style:style style:name="P8" style:family="paragraph" style:parent-style-name="Text_20_body" style:list-style-name="L6">
      <style:paragraph-properties fo:margin-left="0cm" fo:margin-right="0cm" fo:margin-top="0cm" fo:margin-bottom="0cm" style:contextual-spacing="false" fo:text-indent="0cm" style:auto-text-indent="false"/>
    </style:style>
    <style:style style:name="P9" style:family="paragraph" style:parent-style-name="Text_20_body" style:list-style-name="L7">
      <style:paragraph-properties fo:margin-left="0cm" fo:margin-right="0cm" fo:margin-top="0cm" fo:margin-bottom="0cm" style:contextual-spacing="false" fo:text-indent="0cm" style:auto-text-indent="false"/>
    </style:style>
    <style:style style:name="P10" style:family="paragraph" style:parent-style-name="Text_20_body" style:list-style-name="L8">
      <style:paragraph-properties fo:margin-left="0cm" fo:margin-right="0cm" fo:margin-top="0cm" fo:margin-bottom="0cm" style:contextual-spacing="false" fo:text-indent="0cm" style:auto-text-indent="false"/>
    </style:style>
    <style:style style:name="P11" style:family="paragraph" style:parent-style-name="Text_20_body" style:list-style-name="L9">
      <style:paragraph-properties fo:margin-left="0cm" fo:margin-right="0cm" fo:margin-top="0cm" fo:margin-bottom="0cm" style:contextual-spacing="false" fo:text-indent="0cm" style:auto-text-indent="false"/>
    </style:style>
    <style:style style:name="P12" style:family="paragraph" style:parent-style-name="Text_20_body" style:list-style-name="L10">
      <style:paragraph-properties fo:margin-left="0cm" fo:margin-right="0cm" fo:margin-top="0cm" fo:margin-bottom="0cm" style:contextual-spacing="false" fo:text-indent="0cm" style:auto-text-indent="false"/>
    </style:style>
    <style:style style:name="P13" style:family="paragraph" style:parent-style-name="Text_20_body" style:list-style-name="L11">
      <style:paragraph-properties fo:margin-left="0cm" fo:margin-right="0cm" fo:margin-top="0cm" fo:margin-bottom="0cm" style:contextual-spacing="false" fo:text-indent="0cm" style:auto-text-indent="false"/>
    </style:style>
    <style:style style:name="P14" style:family="paragraph" style:parent-style-name="Text_20_body" style:list-style-name="L12">
      <style:paragraph-properties fo:margin-left="0cm" fo:margin-right="0cm" fo:margin-top="0cm" fo:margin-bottom="0cm" style:contextual-spacing="false" fo:text-indent="0cm" style:auto-text-indent="false"/>
    </style:style>
    <style:style style:name="P15" style:family="paragraph" style:parent-style-name="Text_20_body" style:list-style-name="L13">
      <style:paragraph-properties fo:margin-left="0cm" fo:margin-right="0cm" fo:margin-top="0cm" fo:margin-bottom="0cm" style:contextual-spacing="false" fo:text-indent="0cm" style:auto-text-indent="false"/>
    </style:style>
    <style:style style:name="P16" style:family="paragraph" style:parent-style-name="Text_20_body" style:list-style-name="L14">
      <style:paragraph-properties fo:margin-left="0cm" fo:margin-right="0cm" fo:margin-top="0cm" fo:margin-bottom="0cm" style:contextual-spacing="false" fo:text-indent="0cm" style:auto-text-indent="false"/>
    </style:style>
    <style:style style:name="P17" style:family="paragraph" style:parent-style-name="Text_20_body" style:list-style-name="L15">
      <style:paragraph-properties fo:margin-left="0cm" fo:margin-right="0cm" fo:margin-top="0cm" fo:margin-bottom="0cm" style:contextual-spacing="false" fo:text-indent="0cm" style:auto-text-indent="false"/>
    </style:style>
    <style:style style:name="P18" style:family="paragraph" style:parent-style-name="Text_20_body" style:list-style-name="L16">
      <style:paragraph-properties fo:margin-left="0cm" fo:margin-right="0cm" fo:margin-top="0cm" fo:margin-bottom="0cm" style:contextual-spacing="false" fo:text-indent="0cm" style:auto-text-indent="false"/>
    </style:style>
    <style:style style:name="T1" style:family="text">
      <style:text-properties fo:font-style="italic" style:font-style-asian="italic" style:font-style-complex="italic"/>
    </style:style>
    <style:style style:name="T2" style:family="text">
      <style:text-properties officeooo:rsid="000efd4b"/>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In and out of the data: fictions in digital sociology</text:h>
      <text:p text:style-name="First_20_paragraph">Increasingly many disciplines and techniques target cultural objects and processes using digital data. From the statistical modelling of audience reaction to films based on Wikipedia edits (Mestyan, Yasseri, and Kertesz 2013) through to the 'cultural analytics' of visual patterns Hollywood cinema (Manovich 2009), from the many analyses of sentiment in Twitter streams (Procter, Vis, and Voss 2013) through to the topic modelling of genres of literature, government policy or news events (Mohr and Bogdanov 2013; Rusch et al. 2013) or even the high-dimensional modelling of emotional states during music listening (Baltrušaitis, Banda, and Peter Robinson 2013), not to mention the abundant and well-established techniques of social network analysis, an extraordinarily diverse set of efforts seek to disentangle the components, the structures and patterns of cultural life in all its spatial, temporal, semiotic and relational variations. There are increasing overlaps and intersections between disciplines as diverse as ecology, computer science, literature, mathematics, film studies, robotics, marketing, manufacturing, geology, operations research and sociology as they seek knowledge in data. In some respects, these intersections mainly take the form of imitation: the techniques of working with and modelling data circulate increasingly rapidly across disciplinary boundaries with little modification. I, the techniques were designed and have been mainly used to recognise differences that might be useful in selling things or in monitoring and reacting to threats of various kinds. In other cases, techniques and methods are loosely assembled under the rubric of doing 'data intensive science' (Hey, Tansley, and Tolle 2009) or just 'data science' (Schutt and O’Neil 2013). In either case a critical question for sociology remains: how will it differ from adjacent and sometimes encroaching endeavours in analytics or computer science? Is there any prospect for a sociology of culture in which these techniques of large scale data accumulation, machine learning and modelling in order to find patterns or classify things, or data visualisation as a way of condensing results, generate propositions, experiments and modes of engagement that diverge from the growing consensus? This chapter will explore some key responses ranging from recent work on 'redistribution of methods' in sociology (Marres 2012) through to the somewhat interdiscplinary tendencies of some data science in order to suggest that sociology of culture might better engage with the conditions of the productions of its own knowledge, with what 'thought owes to its social conditions of production' (Bourdieu 2000). Whether in the forms of the 'ethical economy' of social production (Arvidsson 2009) or the critical question of how to invent interesting fictions (Stengers 1997), the liveliness of the sociology of culture depends on modes of engaging that which lies outside the data itself, and only dimly traced within it.</text:p>
      <text:p text:style-name="Text_20_body">There is very little academic literature on 'digital sociology.' A broad range of work on digital methods, digital tools, digital techniques, as well as scattering of work on computational social science might form parts of some version of digital sociology, but at the moment, the field has little definite shape. The core issue in struggles to define it concern the recursive loop between digital objects and digital subjects of knowledge of knowledge. This loop connects and periodically updates what is known, how it is known and by whom it is known. This loopiness of digital sociology is not unique. Perhaps it is always the case that knowledge of culture is part of <text:soft-page-break/>making culture, and the knowledge of culture is culture. This is partly what Pierre Bourdieu would call what 'thought owes to its social conditions of production,' and partly what the social conditions of production/consumption owe to styles of thought, especially thought objectified in communication systems. Within this dynamic loopiness, the question is what digital sociology will do? How will its practices differ from those of cultural sociology more generally? How will they differ from adjacent and sometimes overlapping endeavours in digital humanities, computational social science, cultural analytics or 'data science'? This chapter will suggest that a comparison between a classical tool of cultural sociology such as multiple correspondence analysis (MCA) as used by Pierre Bourdieu and some of the clustering, pattern recognition and predictive models such used in much contemporary data work might shed light on some of the stakes of digital sociology. While the latter techniques certainly do not define or exhaust digital sociology, they are very much part of the material and technical environment inhabited by digital sociology.</text:p>
      <text:p text:style-name="Text_20_body"/>
      <text:p text:style-name="P2"><text:span text:style-name="T2">References</text:span></text:p>
      <text:p text:style-name="Text_20_body">Arvidsson, Adam. 2009. “The ethical economy: Towards a post-capitalist theory of value.” <text:span text:style-name="T1">Capital</text:span><text:span text:style-name="T1"> </text:span><text:span text:style-name="T1">&amp;</text:span><text:span text:style-name="T1"> </text:span><text:span text:style-name="T1">Class</text:span> 33 (1) (jan): 13–29. doi:10.1177/030981680909700102. <text:a xlink:type="simple" xlink:href="http://cnc.sagepub.com/content/33/1/13" office:name="http://cnc.sagepub.com/content/33/1/13"><text:span text:style-name="Definition">http://cnc.sagepub.com/content/33/1/13</text:span></text:a>.</text:p>
      <text:p text:style-name="Text_20_body">Baltrušaitis, Tadas, Ntombikayise Banda, and Peter Peter Robinson. 2013. “Dimensional Affect Recognition using Continuous Conditional Random Fields.” In . Shanghai.</text:p>
      <text:p text:style-name="Text_20_body">Bourdieu, Pierre. 2000. <text:span text:style-name="T1">Pascalian</text:span><text:span text:style-name="T1"> </text:span><text:span text:style-name="T1">meditations</text:span>. Stanford, Calif.: Stanford University Press. <text:a xlink:type="simple" xlink:href="http://www.loc.gov/catdir/description/cam0210/99071220.html" office:name="http://www.loc.gov/catdir/description/cam0210/99071220.html"><text:span text:style-name="Definition">http://www.loc.gov/catdir/description/cam0210/99071220.html</text:span></text:a>.</text:p>
      <text:p text:style-name="Text_20_body">Hey, T., S. Tansley, and K. Tolle. 2009. “The fourth paradigm: data-intensive scientific discovery.” <text:span text:style-name="T1">Microsoft</text:span><text:span text:style-name="T1"> </text:span><text:span text:style-name="T1">Research</text:span>.</text:p>
      <text:p text:style-name="Text_20_body">Manovich, Lev. 2009. “Cultural analytics: Visualing cultural patterns in the era of more media.” <text:span text:style-name="T1">Domus</text:span><text:span text:style-name="T1"> </text:span><text:span text:style-name="T1">(923)</text:span>. <text:a xlink:type="simple" xlink:href="http://softwarestudies.com/cultural_analytics/Manovich_DOMUS.doc" office:name="http://softwarestudies.com/cultural_analytics/Manovich_DOMUS.doc"><text:span text:style-name="Definition">http://softwarestudies.com/cultural_analytics/Manovich_DOMUS.doc</text:span></text:a>.</text:p>
      <text:p text:style-name="Text_20_body">Marres, Noortje. 2012. “The redistribution of methods: on intervention in digital social research, broadly conceived.” <text:span text:style-name="T1">The</text:span><text:span text:style-name="T1"> </text:span><text:span text:style-name="T1">Sociological</text:span><text:span text:style-name="T1"> </text:span><text:span text:style-name="T1">Review</text:span> 60 (S1): 139–165. <text:a xlink:type="simple" xlink:href="http://onlinelibrary.wiley.com/doi/10.1111/j.1467-954X.2012.02121.x/full" office:name="http://onlinelibrary.wiley.com/doi/10.1111/j.1467-954X.2012.02121.x/full"><text:span text:style-name="Definition">http://onlinelibrary.wiley.com/doi/10.1111/j.1467-954X.2012.02121.x/full</text:span></text:a>.</text:p>
      <text:p text:style-name="Text_20_body">Mestyan, Marton, Taha Yasseri, and Janos Kertesz. 2013. “Early Prediction of Movie Box Office Success Based on Wikipedia Activity Big Data.” <text:span text:style-name="T1">Plos</text:span><text:span text:style-name="T1"> </text:span><text:span text:style-name="T1">One</text:span> 8 (8) (aug). doi:10.1371/journal.pone.0071226.</text:p>
      <text:p text:style-name="Text_20_body">Mohr, John W., and Petko Bogdanov. 2013. “Introduction—Topic models: What they are and why they matter.” <text:span text:style-name="T1">Poetics</text:span> 41 (6) (dec): 545–569. doi:10.1016/j.poetic.2013.10.001. <text:a xlink:type="simple" xlink:href="http://www.sciencedirect.com/science/article/pii/S0304422X13000685" office:name="http://www.sciencedirect.com/science/article/pii/S0304422X13000685"><text:span text:style-name="Definition">http://www.sciencedirect.com/science/article/pii/S0304422X13000685</text:span></text:a>.</text:p>
      <text:p text:style-name="Text_20_body">Procter, Rob, Farida Vis, and Alex Voss. 2013. “Reading the riots on Twitter: methodological innovation for the analysis of big data.” <text:span text:style-name="T1">International</text:span><text:span text:style-name="T1"> </text:span><text:span text:style-name="T1">Journal</text:span><text:span text:style-name="T1"> </text:span><text:span text:style-name="T1">of</text:span><text:span text:style-name="T1"> </text:span><text:span text:style-name="T1">Social</text:span><text:span text:style-name="T1"> </text:span><text:span text:style-name="T1">Research</text:span><text:span text:style-name="T1"> </text:span><text:span text:style-name="T1">Methodology</text:span> 16 (3) (may): 197–214. doi:10.1080/13645579.2013.774172.</text:p>
      <text:p text:style-name="Text_20_body"><text:soft-page-break/>Rusch, Thomas, Paul Hofmarcher, Reinhold Hatzinger, and Kurt Hornik. 2013. “Model Trees with Topic Model Preprocessing: An Approach for Data Journalism Illustrated with the Wikileaks Afghanistan War Logs.” <text:span text:style-name="T1">Annals</text:span><text:span text:style-name="T1"> </text:span><text:span text:style-name="T1">of</text:span><text:span text:style-name="T1"> </text:span><text:span text:style-name="T1">Applied</text:span><text:span text:style-name="T1"> </text:span><text:span text:style-name="T1">Statistics</text:span> 7 (2) (jun): 613–639. doi:10.1214/12-AOAS618.</text:p>
      <text:p text:style-name="Text_20_body">Schutt, Rachel, and Cathy O’Neil. 2013. <text:span text:style-name="T1">Doing</text:span><text:span text:style-name="T1"> </text:span><text:span text:style-name="T1">data</text:span><text:span text:style-name="T1"> </text:span><text:span text:style-name="T1">science</text:span>. Sebastopol, Calif.: O’Reilly &amp; Associates Inc.</text:p>
      <text:p text:style-name="Text_20_body">Stengers, Isabelle. 1997. <text:span text:style-name="T1">Power</text:span><text:span text:style-name="T1"> </text:span><text:span text:style-name="T1">and</text:span><text:span text:style-name="T1"> </text:span><text:span text:style-name="T1">invention :</text:span><text:span text:style-name="T1"> </text:span><text:span text:style-name="T1">situating</text:span><text:span text:style-name="T1"> </text:span><text:span text:style-name="T1">science</text:span>. <text:span text:style-name="T1">Theory</text:span><text:span text:style-name="T1"> </text:span><text:span text:style-name="T1">out</text:span><text:span text:style-name="T1"> </text:span><text:span text:style-name="T1">of</text:span><text:span text:style-name="T1"> </text:span><text:span text:style-name="T1">bounds ;</text:span><text:span text:style-name="T1"> </text:span><text:span text:style-name="T1">v.10</text:span>. Minneapolis ; London: University of Minnesota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3-12-16T14:01:46</dc:date>
    <dc:creator>adrian </dc:creator>
    <meta:editing-duration>P0D</meta:editing-duration>
    <meta:editing-cycles>1</meta:editing-cycles>
    <meta:document-statistic meta:table-count="0" meta:image-count="0" meta:object-count="0" meta:page-count="3" meta:paragraph-count="17" meta:word-count="1006" meta:character-count="7142" meta:non-whitespace-character-count="6158"/>
    <meta:generator>LibreOffice/4.0.2.2$Linux_X86_64 LibreOffice_project/400m0$Build-2</meta:generator>
  </office:meta>
</office:document-meta>
</file>